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2" manifest:media-type="application/x-openoffice-gdimetafile;windows_formatname=&quot;GDIMetaFile&quot;"/>
  <manifest:file-entry manifest:full-path="ObjectReplacements/Object 13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 Light" svg:font-family="'Calibri Light'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system"/>
    <style:font-face style:name="Mangal1" svg:font-family="Mangal" style:font-family-generic="system"/>
    <style:font-face style:name="Microsoft YaHei1" svg:font-family="'Microsoft YaHei'" style:font-family-generic="system"/>
    <style:font-face style:name="Arial1" svg:font-family="Arial" style:font-pitch="variable"/>
    <style:font-face style:name="Calibri2" svg:font-family="Calibri" style:font-pitch="variable"/>
    <style:font-face style:name="Calibri Light1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3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2.552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702cm" fo:min-width="4.522cm"/>
    </style:style>
    <style:style style:name="gr13" style:family="graphic" style:parent-style-name="objectwithoutfill">
      <style:graphic-properties svg:stroke-color="#3465a4" draw:marker-end="Arrow" draw:fill="solid" draw:textarea-vertical-align="middle"/>
    </style:style>
    <style:style style:name="gr14" style:family="graphic" style:parent-style-name="objectwithoutfill">
      <style:graphic-properties svg:stroke-color="#3465a4" draw:marker-start="Arrow" draw:marker-end="" draw:fill="solid" draw:textarea-vertical-align="middle"/>
    </style:style>
    <style:style style:name="gr15" style:family="graphic" style:parent-style-name="objectwithoutfill">
      <style:graphic-properties svg:stroke-color="#3465a4" draw:marker-end="Circle" draw:marker-end-width="0.3cm" draw:fill="solid" draw:textarea-vertical-align="middle"/>
    </style:style>
    <style:style style:name="gr16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7" style:family="graphic" style:parent-style-name="standard">
      <style:graphic-properties draw:stroke="dash" draw:stroke-dash="Fine_20_Dashed" svg:stroke-color="#3465a4" draw:marker-start="Symmetric_20_Arrow" draw:marker-end="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21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22" style:family="graphic" style:parent-style-name="objectwithoutfill">
      <style:graphic-properties draw:stroke="dash" draw:stroke-dash="_32__20_Dots_20_1_20_Dash" svg:stroke-color="#3465a4" draw:marker-end="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4" style:family="graphic" style:parent-style-name="objectwithoutfill">
      <style:graphic-properties svg:stroke-color="#ff4000" draw:marker-end="Arrow" draw:marker-end-width="0.3cm" draw:fill="solid" draw:fill-color="#ff4000" draw:textarea-vertical-align="middle"/>
    </style:style>
    <style:style style:name="gr25" style:family="graphic" style:parent-style-name="objectwithoutfill">
      <style:graphic-properties draw:stroke="dash" draw:stroke-dash="Fine_20_Dashed" svg:stroke-color="#ff4000" draw:marker-end="Arrow" draw:marker-end-width="0.3cm" draw:fill="solid" draw:fill-color="#ff4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7" style:family="graphic" style:parent-style-name="objectwithoutfill">
      <style:graphic-properties svg:stroke-color="#158466" draw:marker-end="Arrow" draw:marker-end-width="0.3cm" draw:fill="solid" draw:fill-color="#ff4000" draw:textarea-vertical-align="middle"/>
    </style:style>
    <style:style style:name="gr28" style:family="graphic" style:parent-style-name="objectwithoutfill">
      <style:graphic-properties draw:stroke="dash" draw:stroke-dash="Ultrafine_20_Dashed" svg:stroke-color="#158466" draw:marker-end="Arrow" draw:marker-end-width="0.3cm" draw:fill="solid" draw:fill-color="#ff4000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objectwithoutfill">
      <style:graphic-properties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6.822cm" fo:min-width="6.996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1.797cm" fo:min-width="6.996cm"/>
    </style:style>
    <style:style style:name="gr38" style:family="graphic" style:parent-style-name="objectwithoutfill">
      <style:graphic-properties draw:marker-end="Arrow" draw:fill="solid" draw:textarea-vertical-align="middle"/>
    </style:style>
    <style:style style:name="gr39" style:family="graphic" style:parent-style-name="objectwithoutfill">
      <style:graphic-properties draw:marker-start="Arrow" draw:marker-end="" draw:fill="solid" draw:textarea-vertical-align="middle"/>
    </style:style>
    <style:style style:name="gr40" style:family="graphic" style:parent-style-name="objectwithoutfill">
      <style:graphic-properties svg:stroke-width="0.028cm" draw:marker-start-width="0.242cm" draw:marker-end="Circle" draw:marker-end-width="0.242cm" draw:fill="solid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draw:stroke="dash" draw:stroke-dash="Fine_20_Dashed" draw:fill="solid" draw:textarea-vertical-align="middle"/>
    </style:style>
    <style:style style:name="gr4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3cm" fo:min-width="5.3cm"/>
    </style:style>
    <style:style style:name="gr43" style:family="graphic" style:parent-style-name="standard">
      <style:graphic-properties draw:stroke="dash" draw:stroke-dash="Fine_20_Dashed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828cm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title">
      <style:graphic-properties fo:min-height="3.681cm"/>
    </style:style>
    <style:style style:name="co1" style:family="table-column">
      <style:table-column-properties style:column-width="1.783cm" style:use-optimal-column-width="false"/>
    </style:style>
    <style:style style:name="co2" style:family="table-column">
      <style:table-column-properties style:column-width="1.778cm" style:use-optimal-column-width="false"/>
    </style:style>
    <style:style style:name="co3" style:family="table-column">
      <style:table-column-properties style:column-width="1.779cm" style:use-optimal-column-width="false"/>
    </style:style>
    <style:style style:name="ro1" style:family="table-row">
      <style:table-row-properties style:row-height="1.074cm"/>
    </style:style>
    <style:style style:name="ce1" style:family="table-cell">
      <loext:graphic-properties draw:fill-color="#2a6099"/>
      <style:text-properties fo:font-size="18pt" fo:font-weight="bold" style:font-size-asian="18pt" style:font-size-complex="18pt"/>
    </style:style>
    <style:style style:name="ce2" style:family="table-cell">
      <loext:graphic-properties draw:fill-color="#2a6099"/>
      <style:text-properties fo:font-size="12pt" fo:font-weight="bold" style:font-size-asian="18pt" style:font-size-complex="18pt"/>
    </style:style>
    <style:style style:name="ce3" style:family="table-cell">
      <loext:graphic-properties draw:fill-color="#ffbf00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text-properties fo:font-size="18pt" fo:font-weight="bold" style:font-size-asian="18pt" style:font-size-complex="18pt"/>
    </style:style>
    <style:style style:name="P21" style:family="paragraph">
      <style:text-properties fo:font-size="12pt" fo:font-weight="bold" style:font-size-asian="18pt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none" draw:fill-color="#ffffff"/>
      <style:text-properties fo:font-size="10pt" style:font-size-asian="18pt" style:font-size-complex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text-properties fo:font-size="8pt" style:font-size-asian="18pt" style:font-size-complex="18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fo:font-size="24pt" style:font-size-asian="18pt" style:font-size-complex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solid" draw:fill-color="#ff4000"/>
      <style:paragraph-properties fo:text-align="center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Calibri1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size-complex="28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Calibri1" fo:font-size="28pt" fo:letter-spacing="normal" fo:font-style="normal" style:text-underline-style="none" fo:font-weight="bold" style:font-size-asian="28pt" style:font-style-asian="normal" style:font-size-complex="28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size-complex="28pt" style:font-style-complex="normal"/>
    </style:style>
    <style:style style:name="T18" style:family="text">
      <style:text-properties fo:font-size="18pt" fo:font-weight="bold" style:font-size-asian="18pt" style:font-size-complex="18pt"/>
    </style:style>
    <style:style style:name="T19" style:family="text">
      <style:text-properties fo:font-size="12pt" fo:font-weight="bold" style:font-size-asian="18pt" style:font-size-complex="18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de" style:country-asian="DE" style:font-style-asian="normal" style:font-weight-asian="normal" style:font-name-complex="Mang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style:font-size-asian="18pt" style:font-size-complex="18pt"/>
    </style:style>
    <style:style style:name="T22" style:family="text">
      <style:text-properties fo:font-variant="normal" fo:text-transform="none" style:text-line-through-style="none" style:text-line-through-type="none" style:font-name="Arial2" fo:font-size="8pt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de" style:country-asian="DE" style:font-style-asian="normal" style:font-weight-asian="normal" style:font-name-complex="Mang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28pt" style:language-asian="de" style:country-asian="DE" style:font-style-asian="normal" style:font-weight-asian="bold" style:font-name-complex="Mangal" style:font-size-complex="2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font-name="Arial2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8pt" fo:letter-spacing="normal" fo:language="de" fo:country="DE" fo:font-style="normal" fo:text-shadow="none" style:text-underline-style="none" fo:font-weight="normal" style:letter-kerning="true" fo:background-color="transparent" style:font-name-asian="Arial2" style:font-size-asian="18pt" style:language-asian="de" style:country-asian="DE" style:font-style-asian="normal" style:font-weight-asian="normal" style:font-name-complex="Arial2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3" fo:font-size="18pt" fo:letter-spacing="normal" fo:language="de" fo:country="DE" fo:font-style="normal" fo:text-shadow="none" style:text-underline-style="none" fo:font-weight="normal" style:letter-kerning="true" fo:background-color="transparent" style:font-name-asian="Arial2" style:font-size-asian="18pt" style:language-asian="de" style:country-asian="DE" style:font-style-asian="normal" style:font-weight-asian="normal" style:font-name-complex="Arial2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18pt" style:language-asian="de" style:country-asian="DE" style:font-style-asian="normal" style:font-weight-asian="normal" style:font-name-complex="Mang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super 58%" style:font-name="Arial3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18pt" style:language-asian="de" style:country-asian="DE" style:font-style-asian="normal" style:font-weight-asian="normal" style:font-name-complex="Mang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super 58%" style:font-name="Arial2" fo:font-size="14pt" fo:letter-spacing="normal" fo:language="de" fo:country="DE" fo:font-style="normal" fo:text-shadow="none" style:text-underline-style="none" fo:font-weight="normal" style:letter-kerning="true" fo:background-color="transparent" style:font-name-asian="Arial2" style:font-size-asian="14pt" style:language-asian="de" style:country-asian="DE" style:font-style-asian="normal" style:font-weight-asian="normal" style:font-name-complex="Arial2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language="de" fo:country="DE" fo:font-style="normal" fo:text-shadow="none" style:text-underline-style="none" fo:font-weight="normal" style:letter-kerning="true" fo:background-color="transparent" style:font-name-asian="Arial2" style:font-size-asian="14pt" style:language-asian="de" style:country-asian="DE" style:font-style-asian="normal" style:font-weight-asian="normal" style:font-name-complex="Arial2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Quantencomputer</text:span><text:span text:style-name="T1"><text:line-break/></text:span><text:span text:style-name="T1">Programmierung</text:span></text:p>
          </draw:text-box>
        </draw:frame>
        <draw:frame draw:name="Untertitel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mail@AndreBetz.de</text:span></text:p>
          </draw:text-box>
        </draw:frame>
        <draw:custom-shape draw:name="Rechteck 3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lassischer vs. Quanten Computer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Klassischer vs. Quanten Computer</text:span></text:p>
          </draw:text-box>
        </draw:frame>
        <draw:frame draw:name="Inhaltsplatzhalter 2" presentation:style-name="pr5" draw:text-style-name="P10" draw:layer="layout" svg:width="29.209cm" svg:height="12.777cm" svg:x="2.328cm" svg:y="4.381cm" presentation:class="outline" presentation:user-transformed="true">
          <draw:text-box>
            <text:p text:style-name="P9"><text:span text:style-name="T4">Klassische Computer:</text:span></text:p>
            <text:list text:style-name="L3">
              <text:list-item>
                <text:p text:style-name="P9"><text:span text:style-name="T5">Besteht aus einzelnen Speicherzellen </text:span><text:span text:style-name="T4">Bits</text:span></text:p>
              </text:list-item>
              <text:list-item>
                <text:p text:style-name="P9"><text:span text:style-name="T5">Jedes Bit kann entweder Zustand </text:span><text:span text:style-name="T4">1</text:span><text:span text:style-name="T5"> oder </text:span><text:span text:style-name="T4">0</text:span><text:span text:style-name="T5"> haben</text:span></text:p>
              </text:list-item>
              <text:list-item>
                <text:p text:style-name="P9"><text:span text:style-name="T5">Zu jedem Zeitpunkt ist der Computer in einem aus </text:span><text:span text:style-name="T4">2</text:span><text:span text:style-name="T6">n</text:span><text:span text:style-name="T7"> </text:span><text:span text:style-name="T5">Zuständen, </text:span><text:span text:style-name="T5"><text:line-break/></text:span><text:span text:style-name="T5">von 00…0 bis 11..1</text:span></text:p>
              </text:list-item>
            </text:list>
            <text:p text:style-name="P9"><text:span text:style-name="T4">Quantencomputer:</text:span></text:p>
            <text:list text:continue-numbering="true" text:style-name="L3">
              <text:list-item>
                <text:p text:style-name="P9"><text:span text:style-name="T5">Besteht aus einzelnen Speicherzellen </text:span><text:span text:style-name="T4">Qbits</text:span></text:p>
              </text:list-item>
              <text:list-item>
                <text:p text:style-name="P9"><text:span text:style-name="T5">Jedes Qbit kann den Zustand </text:span><text:span text:style-name="T4">1</text:span><text:span text:style-name="T5"> oder </text:span><text:span text:style-name="T4">0</text:span><text:span text:style-name="T5"> oder einen Mischung aus beiden haben</text:span></text:p>
              </text:list-item>
              <text:list-item>
                <text:p text:style-name="P9"><text:span text:style-name="T5">Eine Mischung nennt man </text:span><text:span text:style-name="T4">Superposi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genschaften von QBits: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igenschaften von QBits:</text:span></text:p>
          </draw:text-box>
        </draw:frame>
        <draw:frame draw:name="Inhaltsplatzhalter 2" presentation:style-name="pr5" draw:text-style-name="P10" draw:layer="layout" svg:width="29.209cm" svg:height="10.598cm" svg:x="2.328cm" svg:y="6.559cm" presentation:class="outline" presentation:user-transformed="true">
          <draw:text-box>
            <text:p text:style-name="P9"><text:span text:style-name="T4">Superposition</text:span><text:span text:style-name="T5">:</text:span></text:p>
            <text:list text:style-name="L5">
              <text:list-item>
                <text:list>
                  <text:list-item>
                    <text:p text:style-name="P13"><text:span text:style-name="T2">Ein Objekt hat mehr als einen Zustand zur gleichen Zeit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4">Verschränkung:</text:span></text:p>
            <text:list text:style-name="L6">
              <text:list-item>
                <text:list>
                  <text:list-item>
                    <text:p text:style-name="P13"><text:span text:style-name="T2">Quantenobjekte, die paarweise erzeugt werden, sind verschränkt zB Photon einer Energie wird mit Hilfe eines Kristalls in zwei Photonen unterschiedlich niedriger Energie aufgespalten</text:span></text:p>
                  </text:list-item>
                  <text:list-item>
                    <text:p text:style-name="P13"><text:span text:style-name="T2">Getrennte Objekte haben eine Auswirkung aufeinander, ohne räumliche Verbindung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>Es gibt keine Analogie dazu in der klassischen Welt. 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1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1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g draw:name="Gruppieren 50">
          <draw:g draw:name="Gruppieren 13">
            <draw:custom-shape draw:name="Ellipse 4" draw:style-name="gr3" draw:text-style-name="P14" draw:layer="layout" svg:width="1.079cm" svg:height="1.138cm" svg:x="9.842cm" svg:y="5.6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6" draw:style-name="gr4" draw:text-style-name="P15" draw:layer="layout" svg:width="0.001cm" svg:height="2.802cm" svg:x="10.396cm" svg:y="4.69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Textfeld 11" draw:style-name="gr5" draw:text-style-name="P5" draw:layer="layout" svg:width="2.833cm" svg:height="1.773cm" svg:x="11.182cm" svg:y="5.689cm">
              <text:p text:style-name="P16"><text:span text:style-name="T9">&lt;=&gt; |0&gt;</text:span><text:span text:style-name="T9"><text:line-break/></text:span><text:span text:style-name="T9">Spin u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5" draw:style-name="gr5" draw:text-style-name="P5" draw:layer="layout" svg:width="3.717cm" svg:height="1.013cm" svg:x="5.448cm" svg:y="5.585cm">
            <text:p text:style-name="P16"><text:span text:style-name="T9">Zustand 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9">
          <draw:g draw:name="Gruppieren 14">
            <draw:g draw:name="Gruppieren 8">
              <draw:custom-shape draw:name="Ellipse 9" draw:style-name="gr3" draw:text-style-name="P14" draw:layer="layout" svg:width="1.079cm" svg:height="1.138cm" draw:transform="rotate (-3.14159265358979) translate (22.723cm 6.723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0" draw:style-name="gr4" draw:text-style-name="P15" draw:layer="layout" svg:width="0.001cm" svg:height="2.802cm" draw:transform="rotate (-3.14159265358979) translate (22.168cm 7.659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12" draw:style-name="gr5" draw:text-style-name="P5" draw:layer="layout" svg:width="2.833cm" svg:height="2.535cm" svg:x="23.101cm" svg:y="5.745cm">
              <text:p text:style-name="P16"><text:span text:style-name="T9">&lt;=&gt; |1&gt;</text:span><text:span text:style-name="T9"><text:line-break/></text:span><text:span text:style-name="T9">Spin dow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6" draw:style-name="gr5" draw:text-style-name="P5" draw:layer="layout" svg:width="3.717cm" svg:height="1.013cm" svg:x="17.043cm" svg:y="5.745cm">
            <text:p text:style-name="P16"><text:span text:style-name="T9">Zustand 0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55" draw:style-name="gr5" draw:text-style-name="P17" draw:layer="layout" svg:width="6.595cm" svg:height="1.013cm" svg:x="11.626cm" svg:y="10.6cm">
          <text:p text:style-name="P16"><text:span text:style-name="T9">&lt;=&gt; |0&gt; + |1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5" draw:text-style-name="P17" draw:layer="layout" svg:width="4.757cm" svg:height="1.013cm" svg:x="4.97cm" svg:y="10.6cm">
          <text:p text:style-name="P16"><text:span text:style-name="T9">Superposi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9" draw:style-name="gr6" draw:text-style-name="P5" draw:layer="layout" svg:width="25.988cm" svg:height="1.775cm" svg:x="5.676cm" svg:y="13.215cm">
          <text:p text:style-name="P16"><text:span text:style-name="T9">Pfeilrichtungen dazwischen kennzeichnen eine Superposition, in der alle möglichen Zustände </text:span></text:p>
          <text:p text:style-name="P16"><text:span text:style-name="T9">gleichzeitig existieren. Erst durch eine Messung zerfällt der Elektronen Spin in exakt 0 oder exakt 1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6" draw:text-style-name="P5" draw:layer="layout" svg:width="14.799cm" svg:height="1.013cm" svg:x="5.061cm" svg:y="7.9cm">
          <text:p text:style-name="P16"><text:span text:style-name="T9">Orthogonale Pfeilrichtungen kennzeichnen den Zu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Ellipse 56" draw:style-name="gr7" draw:text-style-name="P14" draw:layer="layout" svg:width="1.079cm" svg:height="1.138cm" draw:transform="rotate (-0.699178898348929) translate (10.479cm 10.73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" draw:text-style-name="P18" draw:layer="layout" svg:x1="9.6cm" svg:y1="12.2cm" svg:x2="11.8cm" svg:y2="10.4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2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2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custom-shape draw:name="Textfeld 32" draw:style-name="gr6" draw:text-style-name="P5" draw:layer="layout" svg:width="25.065cm" svg:height="1.773cm" svg:x="3.916cm" svg:y="14.942cm">
          <text:p text:style-name="P16"><text:span text:style-name="T10">Es gibt nach der Messung eine gewisse Wahrscheinlichkeit, dass der Zustand 7 oder 6 sein wird.</text:span><text:span text:style-name="T10"><text:line-break/></text:span><text:span text:style-name="T10">mit 4 Bits kann einer von 2</text:span><text:span text:style-name="T11">4</text:span><text:span text:style-name="T10"> Zuständen dargstellt werden, Qbits können alle </text:span><text:span text:style-name="T9">2</text:span><text:span text:style-name="T12">4 </text:span><text:span text:style-name="T9">Zustände hab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5">
          <draw:g draw:name="Gruppieren 4">
            <draw:g draw:name="Gruppieren 5">
              <draw:custom-shape draw:name="Ellipse 16" draw:style-name="gr3" draw:text-style-name="P14" draw:layer="layout" svg:width="1.079cm" svg:height="1.138cm" svg:x="13.605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7" draw:style-name="gr4" draw:text-style-name="P15" draw:layer="layout" svg:width="0.001cm" svg:height="2.802cm" svg:x="14.159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6" draw:style-name="gr5" draw:text-style-name="P5" draw:layer="layout" svg:width="7.362cm" svg:height="1.013cm" svg:x="19.117cm" svg:y="6.198cm">
              <text:p text:style-name="P16"><text:span text:style-name="T9">&lt;=&gt; |1011&gt; &lt;=&gt; |7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7">
              <draw:custom-shape draw:name="Ellipse 14" draw:style-name="gr3" draw:text-style-name="P14" draw:layer="layout" svg:width="1.079cm" svg:height="1.138cm" draw:transform="rotate (-3.14159265358979) translate (16.094cm 7.266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5" draw:style-name="gr4" draw:text-style-name="P15" draw:layer="layout" svg:width="0.001cm" svg:height="2.802cm" draw:transform="rotate (-3.14159265358979) translate (15.583cm 8.073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8">
              <draw:custom-shape draw:name="Ellipse 12" draw:style-name="gr3" draw:text-style-name="P14" draw:layer="layout" svg:width="1.079cm" svg:height="1.138cm" svg:x="16.338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3" draw:style-name="gr4" draw:text-style-name="P15" draw:layer="layout" svg:width="0.001cm" svg:height="2.802cm" svg:x="16.892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9">
              <draw:custom-shape draw:name="Ellipse 10" draw:style-name="gr3" draw:text-style-name="P14" draw:layer="layout" svg:width="1.079cm" svg:height="1.138cm" svg:x="17.661cm" svg:y="6.18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1" draw:style-name="gr4" draw:text-style-name="P15" draw:layer="layout" svg:width="0.001cm" svg:height="2.802cm" svg:x="18.216cm" svg:y="5.248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</draw:g>
          <draw:custom-shape draw:name="Textfeld 33" draw:style-name="gr6" draw:text-style-name="P5" draw:layer="layout" svg:width="5.663cm" svg:height="1.013cm" svg:x="3.888cm" svg:y="6.198cm">
            <text:p text:style-name="P16"><text:span text:style-name="T9">Keine Superposi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9">
          <draw:custom-shape draw:name="Ellipse 30" draw:style-name="gr7" draw:text-style-name="P14" draw:layer="layout" svg:width="1.079cm" svg:height="1.138cm" svg:x="13.605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31" draw:style-name="gr9" draw:text-style-name="P15" draw:layer="layout" svg:width="0.001cm" svg:height="2.802cm" svg:x="14.159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20" draw:style-name="gr5" draw:text-style-name="P17" draw:layer="layout" svg:width="10.83cm" svg:height="1.013cm" svg:x="19.117cm" svg:y="11.243cm">
          <text:p text:style-name="P16"><text:span text:style-name="T9">&lt;=&gt; |1011&gt; <text:s/>+ |1010&gt; &lt;=&gt; |7&gt; + |6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1">
          <draw:custom-shape draw:name="Ellipse 28" draw:style-name="gr7" draw:text-style-name="P14" draw:layer="layout" svg:width="1.079cm" svg:height="1.138cm" draw:transform="rotate (-3.14159265358979) translate (16.094cm 12.3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9" draw:style-name="gr9" draw:text-style-name="P15" draw:layer="layout" svg:width="0.001cm" svg:height="2.802cm" draw:transform="rotate (-3.14159265358979) translate (15.583cm 13.118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uppieren 22">
          <draw:custom-shape draw:name="Ellipse 26" draw:style-name="gr7" draw:text-style-name="P14" draw:layer="layout" svg:width="1.079cm" svg:height="1.138cm" svg:x="16.338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7" draw:style-name="gr9" draw:text-style-name="P15" draw:layer="layout" svg:width="0.001cm" svg:height="2.802cm" svg:x="16.892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34" draw:style-name="gr6" draw:text-style-name="P17" draw:layer="layout" svg:width="4.089cm" svg:height="1.013cm" svg:x="3.878cm" svg:y="11.243cm">
          <text:p text:style-name="P16"><text:span text:style-name="T9">Super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Ellipse 26" draw:style-name="gr10" draw:text-style-name="P14" draw:layer="layout" svg:width="1.083cm" svg:height="1.138cm" draw:transform="rotate (-0.587826892071691) translate (17.949cm 10.91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" draw:text-style-name="P18" draw:layer="layout" svg:x1="17.6cm" svg:y1="13cm" svg:x2="18.6cm" svg:y2="10.2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9cm" svg:y="1.015cm" presentation:class="title" presentation:user-transformed="true">
          <draw:text-box>
            <text:p text:style-name="P7"><text:span text:style-name="T3">Grenzen klassischer Computer – Beispiel </text:span></text:p>
          </draw:text-box>
        </draw:frame>
        <draw:frame draw:name="Inhaltsplatzhalter 2" presentation:style-name="pr5" draw:text-style-name="P10" draw:layer="layout" svg:width="22.271cm" svg:height="13.218cm" svg:x="2.329cm" svg:y="4.182cm" presentation:class="outline" presentation:user-transformed="true">
          <draw:text-box>
            <text:p text:style-name="P9"><text:span text:style-name="T4">Reiseagentur:</text:span></text:p>
            <text:list text:style-name="L3">
              <text:list-item>
                <text:p text:style-name="P9"><text:span text:style-name="T13">Gruppe aus 3 Personen zu transportieren (A,B,C)</text:span></text:p>
              </text:list-item>
              <text:list-item>
                <text:p text:style-name="P9"><text:span text:style-name="T13">Gruppe soll auf zwei Taxis (0,1) aufgeteilt werden</text:span></text:p>
              </text:list-item>
              <text:list-item>
                <text:p text:style-name="P9"><text:span text:style-name="T13">A und B sind befreundet, A und C, B und C nicht</text:span></text:p>
              </text:list-item>
              <text:list-item>
                <text:p text:style-name="P9"><text:span text:style-name="T13">Bedingung: Maximiere Transport von befreundeten</text:span></text:p>
              </text:list-item>
              <text:list-item>
                <text:p text:style-name="P9"><text:span text:style-name="T13">Klassische CPU braucht 2</text:span><text:span text:style-name="T14">3</text:span><text:span text:style-name="T13"> Schritte, skaliert mit Anzahl der Personen </text:span><text:span text:style-name="T15">2</text:span><text:span text:style-name="T16">Personenzahl</text:span></text:p>
              </text:list-item>
              <text:list-item>
                <text:p text:style-name="P9"><text:span text:style-name="T15">2</text:span><text:span text:style-name="T16">50 </text:span><text:span text:style-name="T17">Rechenleistung aller Computer, </text:span><text:span text:style-name="T15"><text:s/>2</text:span><text:span text:style-name="T16">300 </text:span><text:span text:style-name="T13">Atome im Universum</text:span></text:p>
              </text:list-item>
              <text:list-item>
                <text:p text:style-name="P9"><text:span text:style-name="T13">Quantencomputer mit 3 Qbits benötigt 1 Schritt und benötigt auch bei einer höheren Personenzahl nur einen Rechenschritt 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standard" draw:layer="layout" svg:width="7.122cm" svg:height="9.665cm" svg:x="25.21cm" svg:y="6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8">A</text:span></text:p>
              </table:table-cell>
              <table:table-cell>
                <text:p text:style-name="P20"><text:span text:style-name="T18">B</text:span></text:p>
              </table:table-cell>
              <table:table-cell>
                <text:p text:style-name="P20"><text:span text:style-name="T18">C</text:span></text:p>
              </table:table-cell>
              <table:table-cell table:style-name="ce2">
                <text:p text:style-name="P21"><text:span text:style-name="T19">Score</text:span>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ce3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ce3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3cm" svg:y="1.016cm" presentation:class="title" presentation:user-transformed="true">
          <draw:text-box>
            <text:p text:style-name="P7"><text:span text:style-name="T3">Problemklassen </text:span></text:p>
          </draw:text-box>
        </draw:frame>
        <draw:frame draw:name="Inhaltsplatzhalter 2" presentation:style-name="pr5" draw:text-style-name="P10" draw:layer="layout" svg:width="28.07cm" svg:height="12.6cm" svg:x="2.33cm" svg:y="4.2cm" presentation:class="outline" presentation:user-transformed="true">
          <draw:text-box>
            <text:p text:style-name="P9"><text:span text:style-name="T4">P-Probleme (Polynomialzeit):</text:span></text:p>
            <text:p text:style-name="P9"><text:span text:style-name="T13">- Rechenzeit wächst proportional zur festen Potenz der Problemgröße </text:span><text:span text:style-name="T13"><text:line-break/></text:span><text:span text:style-name="T13"> <text:s/>z.B. Ist eine Zahl eine Primzahl</text:span></text:p>
            <text:p text:style-name="P9"><text:span text:style-name="T15">NP-Probleme (nichtdeterministisch Polynomial):</text:span></text:p>
            <text:p text:style-name="P9"><text:span text:style-name="T20">- Rechenzeit wächst exponentiell </text:span><text:span text:style-name="T20"><text:line-break/></text:span><text:span text:style-name="T20"> <text:s/>z.B. Travelling Salesman wächst exponentiell mit Anzahl der Städte. <text:s/></text:span><text:span text:style-name="T20"><text:line-break/></text:span><text:span text:style-name="T20">- Überprüfung ist wieder in Polynomialzeit. </text:span><text:span text:style-name="T20"><text:line-break/></text:span><text:span text:style-name="T20">- </text:span><text:span text:style-name="T17">Quantencomputer können einige NP Probleme schnell lösen. </text:span><text:span text:style-name="T17"><text:line-break/></text:span><text:span text:style-name="T17">- Evtl. P == NP?!</text:span></text:p>
            <text:p text:style-name="P9"><text:span text:style-name="T4">PSPACE</text:span><text:span text:style-name="T17">:</text:span></text:p>
            <text:p text:style-name="P9"><text:span text:style-name="T17">- Polynomial wachsender Speicher und exponentiell wachesende Rechenzeit. </text:span><text:span text:style-name="T17"><text:line-break/></text:span><text:span text:style-name="T17">- z.B. Schach und GO gehören dazu. </text:span><text:span text:style-name="T17"><text:line-break/></text:span><text:span text:style-name="T17">- Noch kein Akgorithmus für QC bekannt.</text:span></text:p>
            <text:p text:style-name="P9"><text:span text:style-name="T15"/></text:p>
            <text:p text:style-name="P9"><text:span text:style-name="T13"/></text:p>
            <text:p text:style-name="P9"><text:span text:style-name="T13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presentation:style-name="pr8" draw:layer="layout" svg:width="29.209cm" svg:height="3.681cm" svg:x="2.329cm" svg:y="1.015cm" presentation:class="title" presentation:user-transformed="true">
          <draw:text-box>
            <text:p><text:span text:style-name="T3">Quantum Bit - QBit</text:span></text:p>
          </draw:text-box>
        </draw:frame>
        <draw:g>
          <draw:g>
            <draw:frame draw:style-name="gr11" draw:text-style-name="P23" draw:layer="layout" svg:width="2.2cm" svg:height="1.254cm" svg:x="9.4cm" svg:y="9.2cm">
              <draw:text-box>
                <text:p><text:span text:style-name="T21">|1&gt;</text:span></text:p>
                <text:p><text:span text:style-name="T21">(1,0)</text:span></text:p>
              </draw:text-box>
            </draw:frame>
            <draw:custom-shape draw:style-name="gr12" draw:text-style-name="P24" draw:layer="layout" svg:width="7.1cm" svg:height="7.002cm" svg:x="1.974cm" svg:y="6.2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8" draw:layer="layout" svg:x1="1.6cm" svg:y1="9.71cm" svg:x2="9.447cm" svg:y2="9.71cm">
              <text:p/>
            </draw:line>
            <draw:line draw:style-name="gr14" draw:text-style-name="P18" draw:layer="layout" svg:x1="5.524cm" svg:y1="5.82cm" svg:x2="5.524cm" svg:y2="13.6cm">
              <text:p/>
            </draw:line>
            <draw:line draw:style-name="gr15" draw:text-style-name="P18" draw:layer="layout" svg:x1="5.524cm" svg:y1="9.71cm" svg:x2="7.6cm" svg:y2="6.6cm">
              <text:p/>
            </draw:line>
            <draw:line draw:style-name="gr16" draw:text-style-name="P18" draw:layer="layout" svg:x1="7.4cm" svg:y1="6.8cm" svg:x2="7.4cm" svg:y2="10cm">
              <text:p/>
            </draw:line>
            <draw:line draw:style-name="gr16" draw:text-style-name="P18" draw:layer="layout" svg:x1="7.4cm" svg:y1="6.8cm" svg:x2="5.4cm" svg:y2="6.8cm">
              <text:p/>
            </draw:line>
            <draw:ellipse draw:style-name="gr17" draw:text-style-name="P25" draw:layer="layout" svg:width="1.869cm" svg:height="1.945cm" svg:x="4.558cm" svg:y="8.844cm" draw:kind="arc" draw:start-angle="0.13" draw:end-angle="57.09">
              <text:p/>
            </draw:ellipse>
            <draw:frame draw:style-name="gr11" draw:text-style-name="P23" draw:layer="layout" svg:width="3.363cm" svg:height="1.254cm" svg:x="4.4cm" svg:y="5.2cm">
              <draw:text-box>
                <text:p><text:span text:style-name="T21">|0&gt;</text:span></text:p>
                <text:p><text:span text:style-name="T21">(0,1)</text:span></text:p>
              </draw:text-box>
            </draw:frame>
            <draw:frame draw:style-name="gr18" draw:text-style-name="P26" draw:layer="layout" svg:width="1.121cm" svg:height="1cm" svg:x="5.679cm" svg:y="9.2cm">
              <draw:text-box>
                <text:p><text:span text:style-name="T22">Ѳ</text:span></text:p>
              </draw:text-box>
            </draw:frame>
            <draw:frame draw:style-name="gr19" draw:text-style-name="P23" draw:layer="layout" svg:width="1.495cm" svg:height="1.255cm" svg:x="6cm" svg:y="7.4cm">
              <draw:text-box>
                <text:p><text:span text:style-name="T21">r=1</text:span></text:p>
              </draw:text-box>
            </draw:frame>
            <draw:frame draw:style-name="gr11" draw:text-style-name="P23" draw:layer="layout" svg:width="2.8cm" svg:height="1.254cm" svg:x="7.6cm" svg:y="6.209cm">
              <draw:text-box>
                <text:p><text:span text:style-name="T21">(0.5, 0.866)</text:span></text:p>
              </draw:text-box>
            </draw:frame>
            <draw:frame draw:style-name="gr11" draw:text-style-name="P23" draw:layer="layout" svg:width="2.8cm" svg:height="1.254cm" svg:x="6.8cm" svg:y="9.746cm">
              <draw:text-box>
                <text:p><text:span text:style-name="T21">0.5</text:span></text:p>
              </draw:text-box>
            </draw:frame>
            <draw:frame draw:style-name="gr11" draw:text-style-name="P23" draw:layer="layout" svg:width="2.8cm" svg:height="1.254cm" svg:x="4.2cm" svg:y="6.6cm">
              <draw:text-box>
                <text:p><text:span text:style-name="T21">0.866</text:span></text:p>
              </draw:text-box>
            </draw:frame>
            <draw:frame draw:style-name="gr11" draw:text-style-name="P23" draw:layer="layout" svg:width="2.8cm" svg:height="1.254cm" svg:x="5cm" svg:y="9.71cm">
              <draw:text-box>
                <text:p><text:span text:style-name="T21">0</text:span></text:p>
              </draw:text-box>
            </draw:frame>
            <draw:frame draw:style-name="gr11" draw:text-style-name="P23" draw:layer="layout" svg:width="2.8cm" svg:height="1.254cm" svg:x="8.8cm" svg:y="9.71cm">
              <draw:text-box>
                <text:p><text:span text:style-name="T21">1</text:span></text:p>
              </draw:text-box>
            </draw:frame>
            <draw:frame draw:style-name="gr11" draw:text-style-name="P23" draw:layer="layout" svg:width="1.2cm" svg:height="1.254cm" svg:x="5.4cm" svg:y="6cm">
              <draw:text-box>
                <text:p><text:span text:style-name="T21">1</text:span></text:p>
              </draw:text-box>
            </draw:frame>
          </draw:g>
        </draw:g>
        <draw:frame draw:name="Inhaltsplatzhalter 2" presentation:style-name="pr5" draw:text-style-name="P10" draw:layer="layout" svg:width="18.4cm" svg:height="9.6cm" svg:x="12.8cm" svg:y="4.6cm" presentation:class="outline" presentation:user-transformed="true">
          <draw:text-box>
            <text:p text:style-name="P9"><text:span text:style-name="T13">Wenn ein Qbit gemessen wird, wird mit einer bestimmten Wahrscheinlichkeit </text:span><text:span text:style-name="T20">|0&gt; oder </text:span><text:span text:style-name="T13">|1&gt; gemessen.</text:span></text:p>
            <text:p text:style-name="P9"><text:span text:style-name="T13"/></text:p>
            <text:p text:style-name="P9"><text:span text:style-name="T20">Wahrscheinlicht für |a&gt; <text:s/>= |a|</text:span><text:span text:style-name="T23">2</text:span></text:p>
            <text:p text:style-name="P9"><text:span text:style-name="T20">Bedingung 1</text:span><text:span text:style-name="T23">2</text:span><text:span text:style-name="T20"> = | x |</text:span><text:span text:style-name="T23">2 </text:span><text:span text:style-name="T20">+ | y |</text:span><text:span text:style-name="T23">2 </text:span></text:p>
            <text:p text:style-name="P9"><text:span text:style-name="T23"/></text:p>
            <text:p text:style-name="P9"><text:span text:style-name="T20">|0&gt; = |0.5|</text:span><text:span text:style-name="T23">2 </text:span><text:span text:style-name="T20">= 0.25 = 25%</text:span></text:p>
            <text:p text:style-name="P9"><text:span text:style-name="T20">|1&gt; = |0.866|</text:span><text:span text:style-name="T23">2 </text:span><text:span text:style-name="T20">= 0.75 = 75%</text:span></text:p>
            <text:p text:style-name="P9"><text:span text:style-name="T20"/></text:p>
            <text:p text:style-name="P9"><text:span text:style-name="T20">Darstellung als Verktor:</text:span></text:p>
            <text:p text:style-name="P9"><text:span text:style-name="T20"/></text:p>
            <text:p text:style-name="P9"><text:span text:style-name="T23"/></text:p>
            <text:p text:style-name="P9"><text:span text:style-name="T23"/></text:p>
            <text:p text:style-name="P9"><text:span text:style-name="T13"/></text:p>
            <text:p text:style-name="P9"><text:span text:style-name="T13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draw:g>
          <draw:frame draw:style-name="gr20" draw:text-style-name="P27" draw:layer="layout" svg:width="4cm" svg:height="0.89cm" svg:x="13cm" svg:y="14.506cm">
            <draw:text-box>
              <text:p><text:span text:style-name="T9">|0&gt; = </text:span></text:p>
            </draw:text-box>
          </draw:frame>
          <draw:frame draw:style-name="gr21" draw:text-style-name="P28" draw:layer="layout" svg:width="1.266cm" svg:height="1.789cm" svg:x="14.857cm" svg:y="14.01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frame draw:style-name="gr20" draw:text-style-name="P27" draw:layer="layout" svg:width="4cm" svg:height="0.89cm" svg:x="18.4cm" svg:y="14.506cm">
            <draw:text-box>
              <text:p><text:span text:style-name="T9">|1&gt; = </text:span></text:p>
            </draw:text-box>
          </draw:frame>
          <draw:frame draw:style-name="gr21" draw:text-style-name="P28" draw:layer="layout" svg:width="1.266cm" svg:height="1.789cm" svg:x="20.257cm" svg:y="14.01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frame draw:style-name="gr21" draw:text-style-name="P28" draw:layer="layout" svg:width="2.285cm" svg:height="1.789cm" svg:x="21.8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presentation:style-name="pr8" draw:layer="layout" svg:width="29.209cm" svg:height="3.681cm" svg:x="2.33cm" svg:y="1.016cm" presentation:class="title" presentation:user-transformed="true">
          <draw:text-box>
            <text:p><text:span text:style-name="T3">Quantengatter</text:span></text:p>
          </draw:text-box>
        </draw:frame>
        <draw:frame draw:name="Inhaltsplatzhalter 2" presentation:style-name="pr5" draw:text-style-name="P10" draw:layer="layout" svg:width="30.47cm" svg:height="11.618cm" svg:x="2.13cm" svg:y="4.182cm" presentation:class="outline" presentation:user-transformed="true">
          <draw:text-box>
            <text:p text:style-name="P9"><text:span text:style-name="T4"/></text:p>
            <text:list text:style-name="L3">
              <text:list-item>
                <text:p text:style-name="P9"><text:span text:style-name="T13">Klassische Computer brauchen nur ein universelles Gatter (zB NAND)</text:span></text:p>
              </text:list-item>
              <text:list-item>
                <text:p text:style-name="P9"><text:span text:style-name="T13">Quantencomputer brauchen drei Gatter um universell zu sein, davon sind zwei unitär (H, Phasenschieber) und das dritte verschränkt ein zweites QBit (CNOT).</text:span></text:p>
              </text:list-item>
              <text:list-item>
                <text:p text:style-name="P9"><text:span text:style-name="T13">Alle Gatter haben gemein, dass sie die Wahrscheinlichkeit verändern.</text:span></text:p>
              </text:list-item>
              <text:list-item>
                <text:p text:style-name="P9"><text:span text:style-name="T13">Quantengatter müssen reversibel sein</text:span></text:p>
              </text:list-item>
              <text:list-item>
                <text:p text:style-name="P9"><text:span text:style-name="T13">Sind keine Hardware Bausteine, sondern zeitliche Abfolge von Qbit Manipulationen</text:span></text:p>
                <text:p text:style-name="P9"><text:span text:style-name="T13"/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presentation:style-name="pr8" draw:layer="layout" svg:width="14.669cm" svg:height="3.681cm" svg:x="2.331cm" svg:y="1.017cm" presentation:class="title" presentation:user-transformed="true">
          <draw:text-box>
            <text:p><text:span text:style-name="T3">Hadamard-Gatter </text:span></text:p>
          </draw:text-box>
        </draw:frame>
        <draw:frame draw:name="Inhaltsplatzhalter 2" presentation:style-name="pr5" draw:text-style-name="P10" draw:layer="layout" svg:width="20.2cm" svg:height="10.6cm" svg:x="12.6cm" svg:y="4cm" presentation:class="outline" presentation:user-transformed="true">
          <draw:text-box>
            <text:p text:style-name="P9"><text:span text:style-name="T4"/></text:p>
            <text:list text:style-name="L3">
              <text:list-item>
                <text:p text:style-name="P9"><text:span text:style-name="T20">Wirkt nur auf ein QBit</text:span></text:p>
              </text:list-item>
              <text:list-item>
                <text:p text:style-name="P9"><text:span text:style-name="T20">Erzeugt eine Superposition eines Zustandes |1&gt; (0,1) zu (0.707, -0.707) oder |0&gt; zu (0.707, 0.707)</text:span></text:p>
              </text:list-item>
              <text:list-item>
                <text:p text:style-name="P9"><text:span text:style-name="T20">Zustand ist versteckt, da nach einer Messung zu 50% |0&gt; <text:s/>oder |1&gt; gemessen wird</text:span></text:p>
              </text:list-item>
              <text:list-item>
                <text:p text:style-name="P9"><text:span text:style-name="T20">Nochmalige Anwendung des Gatters erzeugt wieder ursprünglichen Zustand</text:span></text:p>
              </text:list-item>
              <text:list-item>
                <text:p text:style-name="P9"><text:span text:style-name="T20">Wird meist am Anfang eines Quantenalgorithmus gesetzt</text:span></text:p>
                <text:p text:style-name="P9"><text:span text:style-name="T13"/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g>
          <draw:frame draw:style-name="gr11" draw:text-style-name="P23" draw:layer="layout" svg:width="2.2cm" svg:height="1.254cm" svg:x="9.2cm" svg:y="9cm">
            <draw:text-box>
              <text:p><text:span text:style-name="T21">|0&gt;(1,0)</text:span></text:p>
            </draw:text-box>
          </draw:frame>
          <draw:custom-shape draw:style-name="gr12" draw:text-style-name="P24" draw:layer="layout" svg:width="7.1cm" svg:height="7.002cm" svg:x="2.174cm" svg:y="6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8" draw:layer="layout" svg:x1="1.1cm" svg:y1="9.5cm" svg:x2="10.9cm" svg:y2="9.61cm">
            <text:p/>
          </draw:line>
          <draw:line draw:style-name="gr14" draw:text-style-name="P18" draw:layer="layout" svg:x1="5.7cm" svg:y1="4.6cm" svg:x2="5.7cm" svg:y2="14cm">
            <text:p/>
          </draw:line>
          <draw:line draw:style-name="gr22" draw:text-style-name="P18" draw:layer="layout" svg:x1="1cm" svg:y1="12.2cm" svg:x2="10.6cm" svg:y2="6.8cm">
            <text:p/>
          </draw:line>
          <draw:frame draw:style-name="gr23" draw:text-style-name="P23" draw:layer="layout" svg:width="2cm" svg:height="0.8cm" svg:x="5.6cm" svg:y="5.4cm">
            <draw:text-box>
              <text:p><text:span text:style-name="T21">|1&gt; (0,1)</text:span></text:p>
            </draw:text-box>
          </draw:frame>
          <draw:frame draw:style-name="gr11" draw:text-style-name="P23" draw:layer="layout" svg:width="2.8cm" svg:height="1.254cm" svg:x="7cm" svg:y="9.546cm">
            <draw:text-box>
              <text:p><text:span text:style-name="T21">0.5</text:span></text:p>
            </draw:text-box>
          </draw:frame>
          <draw:frame draw:style-name="gr11" draw:text-style-name="P23" draw:layer="layout" svg:width="2.8cm" svg:height="1.254cm" svg:x="5.2cm" svg:y="9.51cm">
            <draw:text-box>
              <text:p><text:span text:style-name="T21">0</text:span></text:p>
            </draw:text-box>
          </draw:frame>
          <draw:frame draw:style-name="gr11" draw:text-style-name="P23" draw:layer="layout" svg:width="2.8cm" svg:height="1.254cm" svg:x="9cm" svg:y="9.51cm">
            <draw:text-box>
              <text:p><text:span text:style-name="T21">1</text:span></text:p>
            </draw:text-box>
          </draw:frame>
          <draw:line draw:style-name="gr24" draw:text-style-name="P30" draw:layer="layout" svg:x1="5.724cm" svg:y1="9.51cm" svg:x2="5.724cm" svg:y2="6.009cm">
            <text:p/>
          </draw:line>
          <draw:line draw:style-name="gr25" draw:text-style-name="P30" draw:layer="layout" svg:x1="5.724cm" svg:y1="9.511cm" svg:x2="9cm" svg:y2="11cm">
            <text:p/>
          </draw:line>
          <draw:frame draw:style-name="gr26" draw:text-style-name="P23" draw:layer="layout" svg:width="2.8cm" svg:height="1.039cm" svg:x="9cm" svg:y="10.8cm">
            <draw:text-box>
              <text:p><text:span text:style-name="T21">(0.707,-0.707)</text:span></text:p>
            </draw:text-box>
          </draw:frame>
          <draw:line draw:style-name="gr27" draw:text-style-name="P30" draw:layer="layout" svg:x1="5.724cm" svg:y1="9.511cm" svg:x2="9.274cm" svg:y2="9.61cm">
            <text:p/>
          </draw:line>
          <draw:line draw:style-name="gr28" draw:text-style-name="P30" draw:layer="layout" svg:x1="5.724cm" svg:y1="9.549cm" svg:x2="7.6cm" svg:y2="6.6cm">
            <text:p/>
          </draw:line>
          <draw:frame draw:style-name="gr26" draw:text-style-name="P23" draw:layer="layout" svg:width="2.6cm" svg:height="1.039cm" svg:x="7.6cm" svg:y="6.161cm">
            <draw:text-box>
              <text:p><text:span text:style-name="T21">(0.707,0.707)</text:span></text:p>
            </draw:text-box>
          </draw:frame>
        </draw:g>
        <draw:g>
          <draw:frame draw:style-name="gr21" draw:text-style-name="P28" draw:layer="layout" svg:width="4.71cm" svg:height="3.863cm" svg:x="2.8cm" svg:y="13.53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frame draw:style-name="gr21" draw:text-style-name="P28" draw:layer="layout" svg:width="9.837cm" svg:height="3.863cm" svg:x="15.8cm" svg:y="13.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29" draw:text-style-name="P25" draw:layer="layout" svg:width="1.6cm" svg:height="1.4cm" svg:x="22cm" svg:y="2.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7" draw:layer="layout" svg:width="1.4cm" svg:height="0.962cm" svg:x="22.2cm" svg:y="2.6cm">
            <draw:text-box>
              <text:p>H</text:p>
            </draw:text-box>
          </draw:frame>
          <draw:line draw:style-name="gr31" draw:text-style-name="P18" draw:layer="layout" svg:x1="21cm" svg:y1="3cm" svg:x2="22cm" svg:y2="3cm">
            <text:p/>
          </draw:line>
          <draw:line draw:style-name="gr31" draw:text-style-name="P18" draw:layer="layout" svg:x1="23.646cm" svg:y1="2.919cm" svg:x2="24.646cm" svg:y2="2.919cm">
            <text:p/>
          </draw:line>
        </draw:g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presentation:style-name="pr8" draw:layer="layout" svg:width="12.492cm" svg:height="3.681cm" svg:x="2.308cm" svg:y="1.018cm" presentation:class="title" presentation:user-transformed="true">
          <draw:text-box>
            <text:p><text:span text:style-name="T3">X-Gatter </text:span></text:p>
          </draw:text-box>
        </draw:frame>
        <draw:frame draw:style-name="gr11" draw:text-style-name="P23" draw:layer="layout" svg:width="2.2cm" svg:height="1.254cm" svg:x="9.2cm" svg:y="9.001cm">
          <draw:text-box>
            <text:p><text:span text:style-name="T21">|1&gt;(1,0)</text:span></text:p>
          </draw:text-box>
        </draw:frame>
        <draw:custom-shape draw:style-name="gr12" draw:text-style-name="P24" draw:layer="layout" svg:width="7.1cm" svg:height="7.002cm" svg:x="2.174cm" svg:y="6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8" draw:layer="layout" svg:x1="1.1cm" svg:y1="9.501cm" svg:x2="10.9cm" svg:y2="9.611cm">
          <text:p/>
        </draw:line>
        <draw:line draw:style-name="gr14" draw:text-style-name="P18" draw:layer="layout" svg:x1="5.7cm" svg:y1="4.601cm" svg:x2="5.7cm" svg:y2="14.001cm">
          <text:p/>
        </draw:line>
        <draw:line draw:style-name="gr22" draw:text-style-name="P18" draw:layer="layout" svg:x1="1.8cm" svg:y1="13.4cm" svg:x2="9.8cm" svg:y2="5.4cm">
          <text:p/>
        </draw:line>
        <draw:frame draw:style-name="gr23" draw:text-style-name="P23" draw:layer="layout" svg:width="2cm" svg:height="0.8cm" svg:x="5.6cm" svg:y="5.401cm">
          <draw:text-box>
            <text:p><text:span text:style-name="T21">|0&gt; (0,1)</text:span></text:p>
          </draw:text-box>
        </draw:frame>
        <draw:frame draw:style-name="gr11" draw:text-style-name="P23" draw:layer="layout" svg:width="2.8cm" svg:height="1.254cm" svg:x="7cm" svg:y="9.547cm">
          <draw:text-box>
            <text:p><text:span text:style-name="T21">0.5</text:span></text:p>
          </draw:text-box>
        </draw:frame>
        <draw:frame draw:style-name="gr11" draw:text-style-name="P23" draw:layer="layout" svg:width="2.8cm" svg:height="1.254cm" svg:x="5.2cm" svg:y="9.511cm">
          <draw:text-box>
            <text:p><text:span text:style-name="T21">0</text:span></text:p>
          </draw:text-box>
        </draw:frame>
        <draw:frame draw:style-name="gr11" draw:text-style-name="P23" draw:layer="layout" svg:width="2.8cm" svg:height="1.254cm" svg:x="9cm" svg:y="9.511cm">
          <draw:text-box>
            <text:p><text:span text:style-name="T21">1</text:span></text:p>
          </draw:text-box>
        </draw:frame>
        <draw:line draw:style-name="gr24" draw:text-style-name="P30" draw:layer="layout" svg:x1="5.724cm" svg:y1="9.511cm" svg:x2="5.724cm" svg:y2="6.01cm">
          <text:p/>
        </draw:line>
        <draw:line draw:style-name="gr25" draw:text-style-name="P30" draw:layer="layout" svg:x1="5.724cm" svg:y1="9.512cm" svg:x2="9.274cm" svg:y2="9.611cm">
          <text:p/>
        </draw:line>
        <draw:frame draw:name="Inhaltsplatzhalter 2" presentation:style-name="pr5" draw:text-style-name="P10" draw:layer="layout" svg:width="20.2cm" svg:height="9.2cm" svg:x="12.6cm" svg:y="4.6cm" presentation:class="outline" presentation:user-transformed="true">
          <draw:text-box>
            <text:p text:style-name="P9"><text:span text:style-name="T20"/></text:p>
            <text:list text:style-name="L3">
              <text:list-item>
                <text:p text:style-name="P9"><text:span text:style-name="T20">Wirkt nur auf ein QBit</text:span></text:p>
              </text:list-item>
              <text:list-item>
                <text:p text:style-name="P9"><text:span text:style-name="T20">Pauli-X-Gatter genannt</text:span></text:p>
              </text:list-item>
              <text:list-item>
                <text:p text:style-name="P9"><text:span text:style-name="T20">Tauscht Komponenten von |0&gt; and |1&gt;</text:span></text:p>
              </text:list-item>
              <text:list-item>
                <text:p text:style-name="P9"><text:span text:style-name="T20">Wird benutzt, um ein QBit in den Zustand |1&gt; zu setzen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g>
          <draw:frame draw:style-name="gr21" draw:text-style-name="P28" draw:layer="layout" svg:width="3.438cm" svg:height="1.789cm" svg:x="3.6cm" svg:y="15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>
          <draw:frame draw:style-name="gr21" draw:text-style-name="P28" draw:layer="layout" svg:width="4.855cm" svg:height="1.789cm" svg:x="16.145cm" svg:y="15.01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custom-shape draw:style-name="gr29" draw:text-style-name="P25" draw:layer="layout" svg:width="1.6cm" svg:height="1.4cm" svg:x="22cm" svg:y="2.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7" draw:layer="layout" svg:width="1.4cm" svg:height="0.962cm" svg:x="22.2cm" svg:y="2.6cm">
            <draw:text-box>
              <text:p>X</text:p>
            </draw:text-box>
          </draw:frame>
          <draw:line draw:style-name="gr31" draw:text-style-name="P18" draw:layer="layout" svg:x1="21cm" svg:y1="3cm" svg:x2="22cm" svg:y2="3cm">
            <text:p/>
          </draw:line>
          <draw:line draw:style-name="gr31" draw:text-style-name="P18" draw:layer="layout" svg:x1="23.646cm" svg:y1="2.919cm" svg:x2="24.646cm" svg:y2="2.919cm">
            <text:p/>
          </draw:line>
        </draw:g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presentation:style-name="pr8" draw:layer="layout" svg:width="22.516cm" svg:height="3.681cm" svg:x="2.284cm" svg:y="1.02cm" presentation:class="title" presentation:user-transformed="true">
          <draw:text-box>
            <text:p><text:span text:style-name="T3">Darstellung verschränkter QBits </text:span></text:p>
          </draw:text-box>
        </draw:frame>
        <draw:g>
          <draw:g>
            <draw:g>
              <draw:frame draw:style-name="gr20" draw:text-style-name="P27" draw:layer="layout" svg:width="4cm" svg:height="0.89cm" svg:x="3cm" svg:y="5.306cm">
                <draw:text-box>
                  <text:p><text:span text:style-name="T9">|0&gt; = </text:span></text:p>
                </draw:text-box>
              </draw:frame>
              <draw:frame draw:style-name="gr21" draw:text-style-name="P28" draw:layer="layout" svg:width="1.266cm" svg:height="1.789cm" svg:x="4.857cm" svg:y="4.811cm">
                <draw:object xlink:href="./Object 13" xlink:type="simple" xlink:show="embed" xlink:actuate="onLoad">
                  <loext:p/>
                </draw:object>
                <draw:image xlink:href="./ObjectReplacements/Object 13" xlink:type="simple" xlink:show="embed" xlink:actuate="onLoad"/>
              </draw:frame>
            </draw:g>
            <draw:frame draw:style-name="gr20" draw:text-style-name="P27" draw:layer="layout" svg:width="4cm" svg:height="0.89cm" svg:x="8cm" svg:y="5.306cm">
              <draw:text-box>
                <text:p><text:span text:style-name="T9">|1&gt; = </text:span></text:p>
              </draw:text-box>
            </draw:frame>
            <draw:frame draw:style-name="gr21" draw:text-style-name="P28" draw:layer="layout" svg:width="1.266cm" svg:height="1.789cm" svg:x="9.857cm" svg:y="4.811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draw:g>
          <draw:frame draw:style-name="gr32" draw:text-style-name="P27" draw:layer="layout" svg:width="14cm" svg:height="1.529cm" svg:x="13.8cm" svg:y="5.2cm">
            <draw:text-box>
              <text:p><text:span text:style-name="T10">Und |AB&gt; = |A&gt; + </text:span><text:span text:style-name="T9">|B&gt; , wobei + Kronecker Produkt</text:span></text:p>
            </draw:text-box>
          </draw:frame>
        </draw:g>
        <draw:g>
          <draw:g>
            <draw:frame draw:style-name="gr20" draw:text-style-name="P27" draw:layer="layout" svg:width="4cm" svg:height="0.89cm" svg:x="3cm" svg:y="11.895cm">
              <draw:text-box>
                <text:p><text:span text:style-name="T9">|00&gt; = </text:span></text:p>
              </draw:text-box>
            </draw:frame>
            <draw:frame draw:style-name="gr21" draw:text-style-name="P28" draw:layer="layout" svg:width="1.27cm" svg:height="3.643cm" svg:x="4.857cm" svg:y="10.6c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draw:g>
          <draw:g>
            <draw:frame draw:style-name="gr20" draw:text-style-name="P27" draw:layer="layout" svg:width="4cm" svg:height="0.89cm" svg:x="8cm" svg:y="12.052cm">
              <draw:text-box>
                <text:p><text:span text:style-name="T9">|01&gt; = </text:span></text:p>
              </draw:text-box>
            </draw:frame>
            <draw:frame draw:style-name="gr21" draw:text-style-name="P28" draw:layer="layout" svg:width="1.27cm" svg:height="3.643cm" svg:x="9.857cm" svg:y="10.757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  <draw:g>
            <draw:frame draw:style-name="gr20" draw:text-style-name="P27" draw:layer="layout" svg:width="4cm" svg:height="0.89cm" svg:x="12.8cm" svg:y="12.095cm">
              <draw:text-box>
                <text:p><text:span text:style-name="T9">|10&gt; = </text:span></text:p>
              </draw:text-box>
            </draw:frame>
            <draw:frame draw:style-name="gr21" draw:text-style-name="P28" draw:layer="layout" svg:width="1.27cm" svg:height="3.643cm" svg:x="14.657cm" svg:y="10.8cm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draw:g>
          <draw:g>
            <draw:g>
              <draw:frame draw:style-name="gr20" draw:text-style-name="P27" draw:layer="layout" svg:width="4cm" svg:height="0.89cm" svg:x="17.8cm" svg:y="12.052cm">
                <draw:text-box>
                  <text:p><text:span text:style-name="T9">|11&gt; = </text:span></text:p>
                </draw:text-box>
              </draw:frame>
              <draw:frame draw:style-name="gr21" draw:text-style-name="P28" draw:layer="layout" svg:width="1.27cm" svg:height="3.643cm" svg:x="19.657cm" svg:y="10.757cm">
                <draw:object xlink:href="./Object 18" xlink:type="simple" xlink:show="embed" xlink:actuate="onLoad">
                  <loext:p/>
                </draw:object>
                <draw:image xlink:href="./ObjectReplacements/Object 18" xlink:type="simple" xlink:show="embed" xlink:actuate="onLoad"/>
              </draw:frame>
            </draw:g>
          </draw:g>
        </draw:g>
        <draw:frame draw:style-name="gr30" draw:text-style-name="P27" draw:layer="layout" svg:width="18cm" svg:height="0.962cm" svg:x="2.8cm" svg:y="8.2cm">
          <draw:text-box>
            <text:p>Beispiel zwei verschränkter QBits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draw:frame presentation:style-name="pr8" draw:layer="layout" svg:width="12.492cm" svg:height="3.681cm" svg:x="2.308cm" svg:y="1.019cm" presentation:class="title" presentation:user-transformed="true">
          <draw:text-box>
            <text:p><text:span text:style-name="T3">CNOT-Gatter </text:span></text:p>
          </draw:text-box>
        </draw:frame>
        <draw:frame draw:name="Inhaltsplatzhalter 2" presentation:style-name="pr5" draw:text-style-name="P10" draw:layer="layout" svg:width="20.2cm" svg:height="9.2cm" svg:x="2.2cm" svg:y="4cm" presentation:class="outline" presentation:user-transformed="true">
          <draw:text-box>
            <text:p text:style-name="P9"><text:span text:style-name="T4"/></text:p>
            <text:list text:style-name="L3">
              <text:list-item>
                <text:p text:style-name="P9"><text:span text:style-name="T20">Controlled NOT</text:span></text:p>
              </text:list-item>
              <text:list-item>
                <text:p text:style-name="P9"><text:span text:style-name="T20">Arbeitet mit zwei QBits |AB&gt; </text:span></text:p>
              </text:list-item>
              <text:list-item>
                <text:p text:style-name="P9"><text:span text:style-name="T20">Erzeugt Verschränkung</text:span></text:p>
              </text:list-item>
              <text:list-item>
                <text:p text:style-name="P9"><text:span text:style-name="T20">Mögliche Varianten |00&gt;, |01&gt;, |10&gt;, |11&gt;</text:span></text:p>
              </text:list-item>
              <text:list-item>
                <text:p text:style-name="P9"><text:span text:style-name="T20">QBit A kontrolliert QBit B, wenn QBit A |1&gt; ist, wird QBit B vertauscht.</text:span></text:p>
              </text:list-item>
              <text:list-item>
                <text:p text:style-name="P9"><text:span text:style-name="T20">Beispiel: |10&gt; - |11&gt;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g>
          <draw:line draw:style-name="gr31" draw:text-style-name="P18" draw:layer="layout" svg:x1="16cm" svg:y1="2.4cm" svg:x2="18.2cm" svg:y2="2.4cm">
            <text:p/>
          </draw:line>
          <draw:line draw:style-name="gr31" draw:text-style-name="P18" draw:layer="layout" svg:x1="16cm" svg:y1="3.4cm" svg:x2="18.2cm" svg:y2="3.4cm">
            <text:p/>
          </draw:line>
          <draw:custom-shape draw:style-name="gr33" draw:text-style-name="P24" draw:layer="layout" svg:width="0.6cm" svg:height="0.6cm" svg:x="16.8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8" draw:layer="layout" svg:x1="17.1cm" svg:y1="3.7cm" svg:x2="17.1cm" svg:y2="2.4cm">
            <text:p/>
          </draw:line>
          <draw:custom-shape draw:style-name="gr34" draw:text-style-name="P25" draw:layer="layout" svg:width="0.4cm" svg:height="0.4cm" svg:x="16.9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28" draw:layer="layout" svg:width="6.735cm" svg:height="3.643cm" svg:x="23.8cm" svg:y="5.157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frame draw:style-name="gr21" draw:text-style-name="P28" draw:layer="layout" svg:width="9.557cm" svg:height="3.643cm" svg:x="14.8cm" svg:y="12.2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draw:name="Inhaltsplatzhalter 2" presentation:style-name="pr5" draw:text-style-name="P10" draw:layer="layout" svg:width="28.2cm" svg:height="13.6cm" svg:x="2.2cm" svg:y="4cm" presentation:class="outline" presentation:user-transformed="true">
          <draw:text-box>
            <text:p text:style-name="P9"><text:span text:style-name="T24"/></text:p>
            <text:list text:style-name="L3">
              <text:list-item>
                <text:p text:style-name="P9"><text:span text:style-name="T20">Arbeitet mit drei QBits |ABC&gt; </text:span></text:p>
              </text:list-item>
              <text:list-item>
                <text:p text:style-name="P9"><text:span text:style-name="T20">Vertauscht B und C, wenn A logisch 0 ist</text:span></text:p>
              </text:list-item>
              <text:list-item>
                <text:p text:style-name="P9"><text:span text:style-name="T20">Es können alle bekannten logischen Gatter nachgebildet werden</text:span></text:p>
              </text:list-item>
              <text:list-item>
                <text:p text:style-name="P9"><text:span text:style-name="T20">Es ist reversibel</text:span></text:p>
              </text:list-item>
              <text:list-item>
                <text:p text:style-name="P9"><text:span text:style-name="T20">|001&gt; → |010&gt; </text:span></text:p>
              </text:list-item>
              <text:list-item>
                <text:p text:style-name="P9"><text:span text:style-name="T20">|010&gt; → |001&gt; </text:span></text:p>
              </text:list-item>
              <text:list-item>
                <text:p text:style-name="P9"><text:span text:style-name="T20">|110&gt; → |110&gt;</text:span></text:p>
              </text:list-item>
              <text:list-item>
                <text:p text:style-name="P9"><text:span text:style-name="T20">|101&gt; → |110&gt; <text:s/>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presentation:style-name="pr8" draw:layer="layout" svg:width="12.492cm" svg:height="3.681cm" svg:x="2.284cm" svg:y="1.02cm" presentation:class="title" presentation:user-transformed="true">
          <draw:text-box>
            <text:p><text:span text:style-name="T3">Fredkin-Gatter </text:span></text:p>
          </draw:text-box>
        </draw:frame>
        <draw:g>
          <draw:line draw:style-name="gr31" draw:text-style-name="P18" draw:layer="layout" svg:x1="18.4cm" svg:y1="3.1cm" svg:x2="20.6cm" svg:y2="3.1cm">
            <text:p/>
          </draw:line>
          <draw:line draw:style-name="gr31" draw:text-style-name="P18" draw:layer="layout" svg:x1="18.4cm" svg:y1="4.1cm" svg:x2="20.6cm" svg:y2="4.1cm">
            <text:p/>
          </draw:line>
          <draw:line draw:style-name="gr31" draw:text-style-name="P18" draw:layer="layout" svg:x1="19.5cm" svg:y1="4.4cm" svg:x2="19.5cm" svg:y2="3.1cm">
            <text:p/>
          </draw:line>
          <draw:line draw:style-name="gr31" draw:text-style-name="P18" draw:layer="layout" svg:x1="18.4cm" svg:y1="4.1cm" svg:x2="20.6cm" svg:y2="4.1cm">
            <text:p/>
          </draw:line>
          <draw:line draw:style-name="gr31" draw:text-style-name="P18" draw:layer="layout" svg:x1="18.4cm" svg:y1="2.099cm" svg:x2="20.6cm" svg:y2="2.099cm">
            <text:p/>
          </draw:line>
          <draw:line draw:style-name="gr31" draw:text-style-name="P18" draw:layer="layout" svg:x1="19.5cm" svg:y1="3.3cm" svg:x2="19.5cm" svg:y2="2cm">
            <text:p/>
          </draw:line>
          <draw:custom-shape draw:style-name="gr34" draw:text-style-name="P25" draw:layer="layout" svg:width="0.4cm" svg:height="0.4cm" svg:x="19.3cm" svg:y="1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8" draw:layer="layout" svg:x1="19.3cm" svg:y1="3.9cm" svg:x2="19.7cm" svg:y2="4.3cm">
            <text:p/>
          </draw:line>
          <draw:line draw:style-name="gr31" draw:text-style-name="P18" draw:layer="layout" svg:x1="19.7cm" svg:y1="3.9cm" svg:x2="19.3cm" svg:y2="4.3cm">
            <text:p/>
          </draw:line>
          <draw:line draw:style-name="gr31" draw:text-style-name="P18" draw:layer="layout" svg:x1="19.3cm" svg:y1="2.9cm" svg:x2="19.7cm" svg:y2="3.3cm">
            <text:p/>
          </draw:line>
          <draw:line draw:style-name="gr31" draw:text-style-name="P18" draw:layer="layout" svg:x1="19.7cm" svg:y1="2.9cm" svg:x2="19.3cm" svg:y2="3.3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Bits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Blochkugel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g>
          <draw:frame draw:style-name="gr35" draw:text-style-name="P31" draw:layer="layout" svg:width="2.6cm" svg:height="1.319cm" svg:x="7.2cm" svg:y="15.681cm">
            <draw:text-box>
              <text:p><text:span text:style-name="T25">-z = </text:span><text:span text:style-name="T26">|1&gt;</text:span></text:p>
            </draw:text-box>
          </draw:frame>
          <draw:custom-shape draw:style-name="gr36" draw:text-style-name="P24" draw:layer="layout" svg:width="10.6cm" svg:height="10cm" svg:x="2.4cm" svg:y="5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4" draw:layer="layout" svg:width="10.6cm" svg:height="2.895cm" svg:x="2.4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8" draw:layer="layout" svg:x1="7.8cm" svg:y1="10.705cm" svg:x2="6cm" svg:y2="12.4cm">
            <text:p/>
          </draw:line>
          <draw:line draw:style-name="gr39" draw:text-style-name="P18" draw:layer="layout" svg:x1="13cm" svg:y1="10.905cm" svg:x2="7.8cm" svg:y2="10.705cm">
            <text:p/>
          </draw:line>
          <draw:line draw:style-name="gr38" draw:text-style-name="P18" draw:layer="layout" svg:x1="7.8cm" svg:y1="10.705cm" svg:x2="7.8cm" svg:y2="5.705cm">
            <text:p/>
          </draw:line>
          <draw:line draw:style-name="gr40" draw:text-style-name="P18" draw:layer="layout" svg:x1="7.8cm" svg:y1="10.705cm" svg:x2="10cm" svg:y2="8.505cm">
            <text:p/>
          </draw:line>
          <draw:line draw:style-name="gr41" draw:text-style-name="P18" draw:layer="layout" svg:x1="7.8cm" svg:y1="10.705cm" svg:x2="10cm" svg:y2="11.705cm">
            <text:p/>
          </draw:line>
          <draw:line draw:style-name="gr41" draw:text-style-name="P18" draw:layer="layout" svg:x1="10cm" svg:y1="8.505cm" svg:x2="10cm" svg:y2="11.705cm">
            <text:p/>
          </draw:line>
          <draw:line draw:style-name="gr41" draw:text-style-name="P18" draw:layer="layout" svg:x1="10cm" svg:y1="11.705cm" svg:x2="10.6cm" svg:y2="10.705cm">
            <text:p/>
          </draw:line>
          <draw:custom-shape draw:style-name="gr42" draw:text-style-name="P24" draw:layer="layout" svg:width="8.2cm" svg:height="2.295cm" svg:x="3.6cm" svg:y="6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8" draw:layer="layout" svg:x1="7.8cm" svg:y1="10.705cm" svg:x2="7.8cm" svg:y2="15.705cm">
            <text:p/>
          </draw:line>
          <draw:ellipse draw:style-name="gr43" draw:text-style-name="P25" draw:layer="layout" svg:width="1.4cm" svg:height="0.6cm" svg:x="6.978cm" svg:y="10.505cm" draw:kind="arc" draw:start-angle="246.57" draw:end-angle="334.12">
            <text:p/>
          </draw:ellipse>
          <draw:frame draw:style-name="gr44" draw:text-style-name="P31" draw:layer="layout" svg:width="2.2cm" svg:height="0.823cm" svg:x="7.4cm" svg:y="4.6cm">
            <draw:text-box>
              <text:p><text:span text:style-name="T25">z = </text:span><text:span text:style-name="T26">|0&gt;</text:span></text:p>
            </draw:text-box>
          </draw:frame>
          <draw:frame draw:style-name="gr35" draw:text-style-name="P31" draw:layer="layout" svg:width="2.6cm" svg:height="1.319cm" svg:x="13.2cm" svg:y="10.505cm">
            <draw:text-box>
              <text:p><text:span text:style-name="T27">y</text:span></text:p>
            </draw:text-box>
          </draw:frame>
          <draw:frame draw:style-name="gr35" draw:text-style-name="P31" draw:layer="layout" svg:width="2.6cm" svg:height="1.319cm" svg:x="5.4cm" svg:y="12.386cm">
            <draw:text-box>
              <text:p><text:span text:style-name="T27">x</text:span></text:p>
            </draw:text-box>
          </draw:frame>
          <draw:frame draw:style-name="gr45" draw:text-style-name="P31" draw:layer="layout" svg:width="0.887cm" svg:height="0.806cm" svg:x="7.6cm" svg:y="9.505cm">
            <draw:text-box>
              <text:p><text:span text:style-name="T28">Ѳ</text:span></text:p>
            </draw:text-box>
          </draw:frame>
          <draw:frame draw:style-name="gr46" draw:text-style-name="P27" draw:layer="layout" svg:width="0.879cm" svg:height="0.806cm" svg:x="7.721cm" svg:y="10.936cm">
            <draw:text-box>
              <text:p><text:span text:style-name="T28">Ф</text:span></text:p>
            </draw:text-box>
          </draw:frame>
          <draw:frame draw:style-name="gr47" draw:text-style-name="P27" draw:layer="layout" svg:width="1.328cm" svg:height="0.823cm" svg:x="9.472cm" svg:y="7.505cm">
            <draw:text-box>
              <text:p><text:span text:style-name="T29">|</text:span><text:span text:style-name="T30">ᴪ</text:span><text:span text:style-name="T31">&gt;</text:span></text:p>
            </draw:text-box>
          </draw:frame>
          <draw:circle draw:style-name="gr43" draw:text-style-name="P25" draw:layer="layout" svg:width="1cm" svg:height="1cm" svg:x="7.375cm" svg:y="10.2cm" draw:kind="arc" draw:start-angle="49.42" draw:end-angle="95.39">
            <text:p/>
          </draw:circle>
        </draw:g>
        <draw:frame draw:name="Inhaltsplatzhalter 2" presentation:style-name="pr5" draw:text-style-name="P10" draw:layer="layout" svg:width="17.6cm" svg:height="9.2cm" svg:x="14.6cm" svg:y="4cm" presentation:class="outline" presentation:user-transformed="true">
          <draw:text-box>
            <text:p text:style-name="P9"><text:span text:style-name="T20"/></text:p>
            <text:list text:style-name="L3">
              <text:list-item>
                <text:p text:style-name="P9"><text:span text:style-name="T32">|</text:span><text:span text:style-name="T33">ᴪ</text:span><text:span text:style-name="T32">&gt; </text:span><text:span text:style-name="T34">Bezeichnet den Zustand des Qbits</text:span></text:p>
              </text:list-item>
              <text:list-item>
                <text:p text:style-name="P9"><text:span text:style-name="T34">Kugelradius ist 1</text:span></text:p>
              </text:list-item>
              <text:list-item>
                <text:p text:style-name="P9"><text:span text:style-name="T32">|</text:span><text:span text:style-name="T33">ᴪ</text:span><text:span text:style-name="T32">&gt; = a |</text:span><text:span text:style-name="T33">0</text:span><text:span text:style-name="T32">&gt; + b |</text:span><text:span text:style-name="T33">1</text:span><text:span text:style-name="T32">&gt;, a und b komplexe Zahlen</text:span></text:p>
              </text:list-item>
              <text:list-item>
                <text:p text:style-name="P9"><text:span text:style-name="T32">Bedingung: |a|</text:span><text:span text:style-name="T23">2</text:span><text:span text:style-name="T32"> + |b|</text:span><text:span text:style-name="T23">2</text:span><text:span text:style-name="T32"> = 1</text:span><text:span text:style-name="T23">2</text:span></text:p>
              </text:list-item>
              <text:list-item>
                <text:p text:style-name="P9"><text:span text:style-name="T34">Kugelradius ist 1</text:span></text:p>
              </text:list-item>
              <text:list-item>
                <text:p text:style-name="P9"><text:span text:style-name="T34">Phasenfaktor e</text:span><text:span text:style-name="T35">i</text:span><text:span text:style-name="T36">Ф</text:span></text:p>
              </text:list-item>
              <text:list-item>
                <text:p text:style-name="P9"><text:span text:style-name="T32">Definition Blochvektor: |</text:span><text:span text:style-name="T33">ᴪ</text:span><text:span text:style-name="T32">&gt; = cos(</text:span><text:span text:style-name="T37">Ѳ/2)</text:span><text:span text:style-name="T32">|</text:span><text:span text:style-name="T33">0</text:span><text:span text:style-name="T32">&gt; + </text:span><text:span text:style-name="T34">e</text:span><text:span text:style-name="T35">i</text:span><text:span text:style-name="T36">Ф </text:span><text:span text:style-name="T32">sin(</text:span><text:span text:style-name="T37">Ѳ/2)</text:span><text:span text:style-name="T32">|</text:span><text:span text:style-name="T33">1</text:span><text:span text:style-name="T32">&gt;</text:span></text:p>
                <text:p text:style-name="P9"><text:span text:style-name="T32"/></text:p>
                <text:p text:style-name="P9"><text:span text:style-name="T32"><text:s/>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 Light" svg:font-family="'Calibri Light'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system"/>
    <style:font-face style:name="Mangal1" svg:font-family="Mangal" style:font-family-generic="system"/>
    <style:font-face style:name="Microsoft YaHei1" svg:font-family="'Microsoft YaHei'" style:font-family-generic="system"/>
    <style:font-face style:name="Arial1" svg:font-family="Arial" style:font-pitch="variable"/>
    <style:font-face style:name="Calibri2" svg:font-family="Calibri" style:font-pitch="variable"/>
    <style:font-face style:name="Calibri Light1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1-06">06.11.2019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3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Mastertextformat bearbeiten</text:span></text:p>
              <text:list>
                <text:list-item>
                  <text:p text:style-name="MP14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4"><text:span text:style-name="MT8">Vierte Ebene</text:span></text:p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1-06">06.11.2019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3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Quantencomputer Programmierung</dc:title>
    <meta:initial-creator>Betz, Andre (SHS ME PLM SD ESW)</meta:initial-creator>
    <meta:keyword>C_Unrestricted</meta:keyword>
    <meta:editing-cycles>121</meta:editing-cycles>
    <meta:creation-date>2019-10-10T11:00:02</meta:creation-date>
    <dc:date>2019-11-06T15:16:37.619000000</dc:date>
    <meta:editing-duration>PT8H6M24S</meta:editing-duration>
    <meta:generator>LibreOffice/6.3.1.2$Windows_x86 LibreOffice_project/b79626edf0065ac373bd1df5c28bd630b4424273</meta:generator>
    <meta:document-statistic meta:object-count="292"/>
    <meta:user-defined meta:name="AppVersion">16.0000</meta:user-defined>
    <meta:user-defined meta:name="Document Confidentiality">Unrestricte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sodocoClasId" meta:value-type="float">0</meta:user-defined>
    <meta:user-defined meta:name="sodocoClasLang" meta:value-type="string">Frei verwendbar</meta:user-defined>
    <meta:user-defined meta:name="sodocoClasLangId" meta:value-type="float">0</meta:user-defined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frac>
                    <mn>1</mn>
                    <msqrt>
                      <mn>2</mn>
                    </msqrt>
                  </mfrac>
                </mtd>
                <mtd>
                  <mfrac>
                    <mn>1</mn>
                    <msqrt>
                      <mn>2</mn>
                    </msqrt>
                  </mfrac>
                </mtd>
              </mtr>
              <mtr>
                <mtd>
                  <mfrac>
                    <mn>1</mn>
                    <msqrt>
                      <mn>2</mn>
                    </msqrt>
                  </mfrac>
                </mtd>
                <mtd>
                  <mfrac>
                    <mrow>
                      <mo stretchy="false">−</mo>
                      <mn>1</mn>
                    </mrow>
                    <msqrt>
                      <mn>2</mn>
                    </msqrt>
                  </mfrac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707</mn>
                </mtd>
                <mtd>
                  <mrow>
                    <mo stretchy="false">−</mo>
                    <mn>0.707</mn>
                  </mrow>
                </mtd>
              </mtr>
            </mtable>
          </mrow>
          <mo fence="true" stretchy="true">)</mo>
        </mrow>
      </mrow>
    </mrow>
    <annotation encoding="StarMath 5.0">left ( matrix { 0 ## 1 } right )  left ( matrix { {1} over { sqrt{2} }  # {1} over { sqrt{2} } ## {1} over { sqrt{2} } # -{1} over { sqrt{2} } } right ) = left ( matrix { 0.707 # -0.707 } right )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)</mo>
        </mrow>
      </mrow>
    </mrow>
    <annotation encoding="StarMath 5.0">left ( matrix { 0 ## 1 } right ) left ( matrix { 0  # 1 ## 1 # 0 } right ) = left ( matrix { 1 ## 0 } right )</annotation>
  </semantics>
</math>
</file>

<file path=Object 11/content.xml><?xml version="1.0" encoding="utf-8"?>
<math xmlns="http://www.w3.org/1998/Math/MathML" display="block">
  <semantics>
    <mrow>
      <mi mathvariant="italic">CNOT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CNOT = left ( matrix { 1  # 0 # 0 # 0 ## 0 # 1 # 0 # 0 ## 0  # 0 # 0 # 1 ## 0  # 0 # 1 # 0 } right )</annotation>
  </semantics>
</math>
</file>

<file path=Object 1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 ( matrix { 0 ## 0 ## 1 ## 0 } right ) left ( matrix { 1  # 0 # 0 # 0 ## 0 # 1 # 0 # 0 ## 0  # 0 # 0 # 1 ## 0  # 0 # 1 # 0 } right ) = left ( matrix { 0 # 0 # 0 # 1 } right 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## 0 ## 0 } right 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0 ## 1 ## 0 ## 0 } right )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0 ## 0 ## 1 ## 0 } right )</annotation>
  </semantics>
</math>
</file>

<file path=Object 1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0 ## 0 ## 1 } right )</annotation>
  </semantics>
</math>
</file>

<file path=Object 2/content.xml><?xml version="1.0" encoding="utf-8"?>
<math xmlns="http://www.w3.org/1998/Math/MathML" display="block">
  <semantics>
    <mrow>
      <mi>H</mi>
      <mo stretchy="false">=</mo>
      <mrow>
        <mo fence="true" stretchy="true">(</mo>
        <mrow>
          <mtable>
            <mtr>
              <mtd>
                <mfrac>
                  <mn>1</mn>
                  <msqrt>
                    <mn>2</mn>
                  </msqrt>
                </mfrac>
              </mtd>
              <mtd>
                <mfrac>
                  <mn>1</mn>
                  <msqrt>
                    <mn>2</mn>
                  </msqrt>
                </mfrac>
              </mtd>
            </mtr>
            <mtr>
              <mtd>
                <mfrac>
                  <mn>1</mn>
                  <msqrt>
                    <mn>2</mn>
                  </msqrt>
                </mfrac>
              </mtd>
              <mtd>
                <mfrac>
                  <mrow>
                    <mo stretchy="false">−</mo>
                    <mn>1</mn>
                  </mrow>
                  <msqrt>
                    <mn>2</mn>
                  </msqrt>
                </mfrac>
              </mtd>
            </mtr>
          </mtable>
        </mrow>
        <mo fence="true" stretchy="true">)</mo>
      </mrow>
    </mrow>
    <annotation encoding="StarMath 5.0">H = left ( matrix { {1} over { sqrt{2} }  # {1} over { sqrt{2} } ## {1} over { sqrt{2} } # -{1} over { sqrt{2} } }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X = left ( matrix { 0  # 1 ## 1 # 0 } right )</annotation>
  </semantics>
</math>
</file>

<file path=Object 6/content.xml><?xml version="1.0" encoding="utf-8"?>
<math xmlns="http://www.w3.org/1998/Math/MathML" display="block">
  <semantics>
    <mrow>
      <mover accent="true">
        <mi>a</mi>
        <mo stretchy="true">⃗</mo>
      </mover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widevec {a} = left ( matrix { x ## y } right )</annotation>
  </semantics>
</math>
</file>